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e424e" officeooo:paragraph-rsid="000e424e" style:font-size-asian="11pt" style:font-size-complex="11pt"/>
    </style:style>
    <style:style style:name="P2" style:family="paragraph" style:parent-style-name="Standard">
      <style:text-properties style:font-name="Arial" fo:font-size="11pt" officeooo:rsid="000fc765" officeooo:paragraph-rsid="000fc765" style:font-size-asian="11pt" style:font-size-complex="11pt"/>
    </style:style>
    <style:style style:name="P3" style:family="paragraph" style:parent-style-name="Standard">
      <style:text-properties style:font-name="Arial" fo:font-size="11pt" officeooo:rsid="00102144" officeooo:paragraph-rsid="00102144" style:font-size-asian="11pt" style:font-size-complex="11pt"/>
    </style:style>
    <style:style style:name="P4" style:family="paragraph" style:parent-style-name="Standard">
      <style:text-properties style:font-name="Arial" fo:font-size="11pt" officeooo:rsid="0011812e" officeooo:paragraph-rsid="0011812e" style:font-size-asian="11pt" style:font-size-complex="11pt"/>
    </style:style>
    <style:style style:name="P5" style:family="paragraph" style:parent-style-name="Standard">
      <style:text-properties style:font-name="Arial" fo:font-size="11pt" fo:font-weight="bold" officeooo:rsid="00102144" officeooo:paragraph-rsid="00102144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SM</text:span>:</text:p>
      <text:p text:style-name="P1"><text:tab/>.text</text:p>
      <text:p text:style-name="P1"><text:tab/>.file<text:tab/>"auth.c"</text:p>
      <text:p text:style-name="P1"><text:tab/>.globl<text:tab/>auth</text:p>
      <text:p text:style-name="P1"><text:tab/>.align<text:tab/>16, 0x90</text:p>
      <text:p text:style-name="P1"><text:tab/>.type<text:tab/>auth,@function</text:p>
      <text:p text:style-name="P1">auth: <text:s text:c="34"/># @auth</text:p>
      <text:p text:style-name="P1"># BB#0: <text:s text:c="32"/># %entry</text:p>
      <text:p text:style-name="P1"><text:tab/>pushl<text:tab/>%ebp</text:p>
      <text:p text:style-name="P1"><text:tab/>movl<text:tab/>%esp, %ebp</text:p>
      <text:p text:style-name="P1"><text:tab/>pushl<text:tab/>%eax</text:p>
      <text:p text:style-name="P1"><text:tab/>movb<text:tab/>8(%ebp), %al</text:p>
      <text:p text:style-name="P1"><text:tab/>movb<text:tab/>%al, -1(%ebp)</text:p>
      <text:p text:style-name="P1"><text:tab/>movsbl<text:tab/>-1(%ebp), %ecx</text:p>
      <text:p text:style-name="P1"><text:tab/>cmpl<text:tab/>$97, %ecx</text:p>
      <text:p text:style-name="P1"><text:tab/>sete<text:tab/>%al</text:p>
      <text:p text:style-name="P1"><text:tab/>andb<text:tab/>$1, %al</text:p>
      <text:p text:style-name="P1"><text:tab/>movzbl<text:tab/>%al, %eax</text:p>
      <text:p text:style-name="P1"><text:tab/>addl<text:tab/>$4, %esp</text:p>
      <text:p text:style-name="P1"><text:tab/>popl<text:tab/>%ebp</text:p>
      <text:p text:style-name="P1"><text:tab/>retl</text:p>
      <text:p text:style-name="P1">.Ltmp0:</text:p>
      <text:p text:style-name="P1"><text:tab/>.size<text:tab/>auth, .Ltmp0-auth</text:p>
      <text:p text:style-name="P1"></text:p>
      <text:p text:style-name="P1"><text:tab/>.globl<text:tab/>main</text:p>
      <text:p text:style-name="P1"><text:tab/>.align<text:tab/>16, 0x90</text:p>
      <text:p text:style-name="P1"><text:tab/>.type<text:tab/>main,@function</text:p>
      <text:p text:style-name="P1">main: <text:s text:c="34"/># @main</text:p>
      <text:p text:style-name="P1"># BB#0: <text:s text:c="32"/># %entry</text:p>
      <text:p text:style-name="P1"><text:tab/>pushl<text:tab/>%ebp</text:p>
      <text:p text:style-name="P1"><text:tab/>movl<text:tab/>%esp, %ebp</text:p>
      <text:p text:style-name="P1"><text:tab/>subl<text:tab/>$40, %esp</text:p>
      <text:p text:style-name="P1"><text:tab/>leal<text:tab/>.L.str1, %eax</text:p>
      <text:p text:style-name="P1"><text:tab/>leal<text:tab/>.L.str, %ecx</text:p>
      <text:p text:style-name="P1"><text:tab/>movl<text:tab/>$0, -4(%ebp)</text:p>
      <text:p text:style-name="P1"><text:tab/>movl<text:tab/>%ecx, -12(%ebp)</text:p>
      <text:p text:style-name="P1"><text:tab/>movl<text:tab/>-12(%ebp), %ecx</text:p>
      <text:p text:style-name="P1"><text:tab/>movl<text:tab/>%ecx, (%esp)</text:p>
      <text:p text:style-name="P1"><text:tab/>movl<text:tab/>%eax, 4(%esp)</text:p>
      <text:p text:style-name="P1"><text:tab/>calll<text:tab/>fopen</text:p>
      <text:p text:style-name="P1"><text:tab/>movl<text:tab/>%eax, -8(%ebp)</text:p>
      <text:p text:style-name="P1"><text:tab/>movl<text:tab/>-8(%ebp), %eax</text:p>
      <text:p text:style-name="P1"><text:tab/>movl<text:tab/>%eax, (%esp)</text:p>
      <text:p text:style-name="P1"><text:tab/>calll<text:tab/>fgetc</text:p>
      <text:p text:style-name="P1"><text:tab/>movb<text:tab/>%al, %dl</text:p>
      <text:p text:style-name="P1"><text:tab/>movb<text:tab/>%dl, -13(%ebp)</text:p>
      <text:p text:style-name="P1"><text:tab/>movsbl<text:tab/>-13(%ebp), %eax</text:p>
      <text:p text:style-name="P1"><text:tab/>movl<text:tab/>%eax, (%esp)</text:p>
      <text:p text:style-name="P1"><text:tab/>calll<text:tab/>auth</text:p>
      <text:p text:style-name="P1"><text:tab/>cmpl<text:tab/>$0, %eax</text:p>
      <text:p text:style-name="P1"><text:tab/>je<text:tab/>.LBB1_2</text:p>
      <text:p text:style-name="P1"># BB#1: <text:s text:c="32"/># %if.then</text:p>
      <text:p text:style-name="P1"><text:tab/>leal<text:tab/>.L.str2, %eax</text:p>
      <text:p text:style-name="P1"><text:soft-page-break/><text:tab/>movl<text:tab/>%eax, (%esp)</text:p>
      <text:p text:style-name="P1"><text:tab/>calll<text:tab/>printf</text:p>
      <text:p text:style-name="P1"><text:tab/>movl<text:tab/>%eax, -20(%ebp) <text:s text:c="8"/># 4-byte Spill</text:p>
      <text:p text:style-name="P1"><text:tab/>jmp<text:tab/>.LBB1_3</text:p>
      <text:p text:style-name="P1">.LBB1_2: <text:s text:c="31"/># %if.else</text:p>
      <text:p text:style-name="P1"><text:tab/>leal<text:tab/>.L.str3, %eax</text:p>
      <text:p text:style-name="P1"><text:tab/>movl<text:tab/>%eax, (%esp)</text:p>
      <text:p text:style-name="P1"><text:tab/>calll<text:tab/>printf</text:p>
      <text:p text:style-name="P1"><text:tab/>movl<text:tab/>%eax, -24(%ebp) <text:s text:c="8"/># 4-byte Spill</text:p>
      <text:p text:style-name="P1">.LBB1_3: <text:s text:c="31"/># %if.end</text:p>
      <text:p text:style-name="P1"><text:tab/>movl<text:tab/>-8(%ebp), %eax</text:p>
      <text:p text:style-name="P1"><text:tab/>movl<text:tab/>%eax, (%esp)</text:p>
      <text:p text:style-name="P1"><text:tab/>calll<text:tab/>fclose</text:p>
      <text:p text:style-name="P1"><text:tab/>movl<text:tab/>$0, %ecx</text:p>
      <text:p text:style-name="P1"><text:tab/>movl<text:tab/>%eax, -28(%ebp) <text:s text:c="8"/># 4-byte Spill</text:p>
      <text:p text:style-name="P1"><text:tab/>movl<text:tab/>%ecx, %eax</text:p>
      <text:p text:style-name="P1"><text:tab/>addl<text:tab/>$40, %esp</text:p>
      <text:p text:style-name="P1"><text:tab/>popl<text:tab/>%ebp</text:p>
      <text:p text:style-name="P1"><text:tab/>retl</text:p>
      <text:p text:style-name="P1">.Ltmp1:</text:p>
      <text:p text:style-name="P1"><text:tab/>.size<text:tab/>main, .Ltmp1-main</text:p>
      <text:p text:style-name="P1"></text:p>
      <text:p text:style-name="P1"><text:tab/>.type<text:tab/>.L.str,@object <text:s text:c="9"/># @.str</text:p>
      <text:p text:style-name="P1"><text:tab/>.section<text:tab/>.rodata.str1.1,"aMS",@progbits,1</text:p>
      <text:p text:style-name="P1">.L.str:</text:p>
      <text:p text:style-name="P1"><text:tab/>.asciz<text:tab/>"password.txt"</text:p>
      <text:p text:style-name="P1"><text:tab/>.size<text:tab/>.L.str, 13</text:p>
      <text:p text:style-name="P1"></text:p>
      <text:p text:style-name="P1"><text:tab/>.type<text:tab/>.L.str1,@object <text:s text:c="8"/># @.str1</text:p>
      <text:p text:style-name="P1">.L.str1:</text:p>
      <text:p text:style-name="P1"><text:tab/>.asciz<text:tab/>"r"</text:p>
      <text:p text:style-name="P1"><text:tab/>.size<text:tab/>.L.str1, 2</text:p>
      <text:p text:style-name="P1"></text:p>
      <text:p text:style-name="P1"><text:tab/>.type<text:tab/>.L.str2,@object <text:s text:c="8"/># @.str2</text:p>
      <text:p text:style-name="P1">.L.str2:</text:p>
      <text:p text:style-name="P1"><text:tab/>.asciz<text:tab/>"YES\n"</text:p>
      <text:p text:style-name="P1"><text:tab/>.size<text:tab/>.L.str2, 5</text:p>
      <text:p text:style-name="P1"></text:p>
      <text:p text:style-name="P1"><text:tab/>.type<text:tab/>.L.str3,@object <text:s text:c="8"/># @.str3</text:p>
      <text:p text:style-name="P1">.L.str3:</text:p>
      <text:p text:style-name="P1"><text:tab/>.asciz<text:tab/>"NO\n"</text:p>
      <text:p text:style-name="P1"><text:tab/>.size<text:tab/>.L.str3, 4</text:p>
      <text:p text:style-name="P1"></text:p>
      <text:p text:style-name="P1"></text:p>
      <text:p text:style-name="P1"><text:tab/>.ident<text:tab/>"clang version 3.5.0 (tags/RELEASE_350/final)"</text:p>
      <text:p text:style-name="P1"><text:tab/>.section<text:tab/>".note.GNU-stack","",@progbi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objdump -d</text:p>
      <text:p text:style-name="P3"/>
      <text:p text:style-name="P4">080484c0 &lt;auth&gt;:</text:p>
      <text:p text:style-name="P4"><text:s/>80484c0:<text:tab/>55 <text:s text:c="18"/><text:tab/>push <text:s text:c="2"/>%ebp</text:p>
      <text:p text:style-name="P4"><text:s/>80484c1:<text:tab/>89 e5 <text:s text:c="15"/><text:tab/>mov <text:s text:c="3"/>%esp,%ebp</text:p>
      <text:p text:style-name="P4"><text:s/>80484c3:<text:tab/>50 <text:s text:c="18"/><text:tab/>push <text:s text:c="2"/>%eax</text:p>
      <text:p text:style-name="P4"><text:s/>80484c4:<text:tab/>8a 45 08 <text:s text:c="12"/><text:tab/>mov <text:s text:c="3"/>0x8(%ebp),%al</text:p>
      <text:p text:style-name="P4"><text:s/>80484c7:<text:tab/>88 45 ff <text:s text:c="12"/><text:tab/>mov <text:s text:c="3"/>%al,-0x1(%ebp)</text:p>
      <text:p text:style-name="P4"><text:s/>80484ca:<text:tab/>0f be 4d ff <text:s text:c="9"/><text:tab/>movsbl -0x1(%ebp),%ecx</text:p>
      <text:p text:style-name="P4"><text:s/>80484ce:<text:tab/>83 f9 61 <text:s text:c="12"/><text:tab/>cmp <text:s text:c="3"/>$0x61,%ecx</text:p>
      <text:p text:style-name="P4"><text:s/>80484d1:<text:tab/>0f 94 c0 <text:s text:c="12"/><text:tab/>sete <text:s text:c="2"/>%al</text:p>
      <text:p text:style-name="P4"><text:s/>80484d4:<text:tab/>24 01 <text:s text:c="15"/><text:tab/>and <text:s text:c="3"/>$0x1,%al</text:p>
      <text:p text:style-name="P4"><text:s/>80484d6:<text:tab/>0f b6 c0 <text:s text:c="12"/><text:tab/>movzbl %al,%eax</text:p>
      <text:p text:style-name="P4"><text:s/>80484d9:<text:tab/>83 c4 04 <text:s text:c="12"/><text:tab/>add <text:s text:c="3"/>$0x4,%esp</text:p>
      <text:p text:style-name="P4"><text:s/>80484dc:<text:tab/>5d <text:s text:c="18"/><text:tab/>pop <text:s text:c="3"/>%ebp</text:p>
      <text:p text:style-name="P4"><text:s/>80484dd:<text:tab/>01 c8 <text:s text:c="15"/><text:tab/>add <text:s text:c="3"/>%ecx,%eax</text:p>
      <text:p text:style-name="P4"><text:s/>80484df:<text:tab/>01 c8 <text:s text:c="15"/><text:tab/>add <text:s text:c="3"/>%ecx,%eax</text:p>
      <text:p text:style-name="P4"><text:s/>80484e1:<text:tab/>c3 <text:s text:c="18"/><text:tab/>ret <text:s text:c="3"/></text:p>
      <text:p text:style-name="P4"><text:s/>80484e2:<text:tab/>66 66 66 66 66 2e 0f <text:tab/>data16 data16 data16 data16 nopw %cs:0x0(%eax,%eax,1)</text:p>
      <text:p text:style-name="P4"><text:s/>80484e9:<text:tab/>1f 84 00 00 00 00 00 </text:p>
      <text:p text:style-name="P4"></text:p>
      <text:p text:style-name="P4">080484f0 &lt;main&gt;:</text:p>
      <text:p text:style-name="P4"><text:s/>80484f0:<text:tab/>55 <text:s text:c="18"/><text:tab/>push <text:s text:c="2"/>%ebp</text:p>
      <text:p text:style-name="P4"><text:s/>80484f1:<text:tab/>89 e5 <text:s text:c="15"/><text:tab/>mov <text:s text:c="3"/>%esp,%ebp</text:p>
      <text:p text:style-name="P4"><text:s/>80484f3:<text:tab/>83 ec 28 <text:s text:c="12"/><text:tab/>sub <text:s text:c="3"/>$0x28,%esp</text:p>
      <text:p text:style-name="P4"><text:s/>80484f6:<text:tab/>8d 05 2d 86 04 08 <text:s text:c="3"/><text:tab/>lea <text:s text:c="3"/>0x804862d,%eax</text:p>
      <text:p text:style-name="P4"><text:s/>80484fc:<text:tab/>8d 0d 20 86 04 08 <text:s text:c="3"/><text:tab/>lea <text:s text:c="3"/>0x8048620,%ecx</text:p>
      <text:p text:style-name="P4"><text:s/>8048502:<text:tab/>c7 45 fc 00 00 00 00 <text:tab/>movl <text:s text:c="2"/>$0x0,-0x4(%ebp)</text:p>
      <text:p text:style-name="P4"><text:s/>8048509:<text:tab/>89 4d f4 <text:s text:c="12"/><text:tab/>mov <text:s text:c="3"/>%ecx,-0xc(%ebp)</text:p>
      <text:p text:style-name="P4"><text:s/>804850c:<text:tab/>8b 4d f4 <text:s text:c="12"/><text:tab/>mov <text:s text:c="3"/>-0xc(%ebp),%ecx</text:p>
      <text:p text:style-name="P4"><text:s/>804850f:<text:tab/>89 0c 24 <text:s text:c="12"/><text:tab/>mov <text:s text:c="3"/>%ecx,(%esp)</text:p>
      <text:p text:style-name="P4"><text:s/>8048512:<text:tab/>89 44 24 04 <text:s text:c="9"/><text:tab/>mov <text:s text:c="3"/>%eax,0x4(%esp)</text:p>
      <text:p text:style-name="P4"><text:s/>8048516:<text:tab/>e8 75 fe ff ff <text:s text:c="6"/><text:tab/>call <text:s text:c="2"/>8048390 &lt;fopen@plt&gt;</text:p>
      <text:p text:style-name="P4"><text:s/>804851b:<text:tab/>89 45 f8 <text:s text:c="12"/><text:tab/>mov <text:s text:c="3"/>%eax,-0x8(%ebp)</text:p>
      <text:p text:style-name="P4"><text:s/>804851e:<text:tab/>8b 45 f8 <text:s text:c="12"/><text:tab/>mov <text:s text:c="3"/>-0x8(%ebp),%eax</text:p>
      <text:p text:style-name="P4"><text:s/>8048521:<text:tab/>89 04 24 <text:s text:c="12"/><text:tab/>mov <text:s text:c="3"/>%eax,(%esp)</text:p>
      <text:p text:style-name="P4"><text:s/>8048524:<text:tab/>e8 77 fe ff ff <text:s text:c="6"/><text:tab/>call <text:s text:c="2"/>80483a0 &lt;fgetc@plt&gt;</text:p>
      <text:p text:style-name="P4"><text:s/>8048529:<text:tab/>88 c2 <text:s text:c="15"/><text:tab/>mov <text:s text:c="3"/>%al,%dl</text:p>
      <text:p text:style-name="P4"><text:s/>804852b:<text:tab/>88 55 f3 <text:s text:c="12"/><text:tab/>mov <text:s text:c="3"/>%dl,-0xd(%ebp)</text:p>
      <text:p text:style-name="P4"><text:s/>804852e:<text:tab/>0f be 45 f3 <text:s text:c="9"/><text:tab/>movsbl -0xd(%ebp),%eax</text:p>
      <text:p text:style-name="P4"><text:s/>8048532:<text:tab/>89 04 24 <text:s text:c="12"/><text:tab/>mov <text:s text:c="3"/>%eax,(%esp)</text:p>
      <text:p text:style-name="P4"><text:s/>8048535:<text:tab/>e8 86 ff ff ff <text:s text:c="6"/><text:tab/>call <text:s text:c="2"/>80484c0 &lt;auth&gt;</text:p>
      <text:p text:style-name="P4"><text:s/>804853a:<text:tab/>83 f8 00 <text:s text:c="12"/><text:tab/>cmp <text:s text:c="3"/>$0x0,%eax</text:p>
      <text:p text:style-name="P4"><text:s/>804853d:<text:tab/>74 13 <text:s text:c="15"/><text:tab/>je <text:s text:c="4"/>8048552 &lt;main+0x62&gt;</text:p>
      <text:p text:style-name="P4"><text:s/>804853f:<text:tab/>8d 05 2f 86 04 08 <text:s text:c="3"/><text:tab/>lea <text:s text:c="3"/>0x804862f,%eax</text:p>
      <text:p text:style-name="P4"><text:s/>8048545:<text:tab/>89 04 24 <text:s text:c="12"/><text:tab/>mov <text:s text:c="3"/>%eax,(%esp)</text:p>
      <text:p text:style-name="P4"><text:s/>8048548:<text:tab/>e8 13 fe ff ff <text:s text:c="6"/><text:tab/>call <text:s text:c="2"/>8048360 &lt;printf@plt&gt;</text:p>
      <text:p text:style-name="P4"><text:s/>804854d:<text:tab/>89 45 ec <text:s text:c="12"/><text:tab/>mov <text:s text:c="3"/>%eax,-0x14(%ebp)</text:p>
      <text:p text:style-name="P4"><text:s/>8048550:<text:tab/>eb 11 <text:s text:c="15"/><text:tab/>jmp <text:s text:c="3"/>8048563 &lt;main+0x73&gt;</text:p>
      <text:p text:style-name="P4"><text:s/>8048552:<text:tab/>8d 05 34 86 04 08 <text:s text:c="3"/><text:tab/>lea <text:s text:c="3"/>0x8048634,%eax</text:p>
      <text:p text:style-name="P4"><text:s/>8048558:<text:tab/>89 04 24 <text:s text:c="12"/><text:tab/>mov <text:s text:c="3"/>%eax,(%esp)</text:p>
      <text:p text:style-name="P4"><text:s/>804855b:<text:tab/>e8 00 fe ff ff <text:s text:c="6"/><text:tab/>call <text:s text:c="2"/>8048360 &lt;printf@plt&gt;</text:p>
      <text:p text:style-name="P4"><text:s/>8048560:<text:tab/>89 45 e8 <text:s text:c="12"/><text:tab/>mov <text:s text:c="3"/>%eax,-0x18(%ebp)</text:p>
      <text:p text:style-name="P4"><text:soft-page-break/><text:s/>8048563:<text:tab/>8b 45 f8 <text:s text:c="12"/><text:tab/>mov <text:s text:c="3"/>-0x8(%ebp),%eax</text:p>
      <text:p text:style-name="P4"><text:s/>8048566:<text:tab/>89 04 24 <text:s text:c="12"/><text:tab/>mov <text:s text:c="3"/>%eax,(%esp)</text:p>
      <text:p text:style-name="P4"><text:s/>8048569:<text:tab/>e8 02 fe ff ff <text:s text:c="6"/><text:tab/>call <text:s text:c="2"/>8048370 &lt;fclose@plt&gt;</text:p>
      <text:p text:style-name="P4"><text:s/>804856e:<text:tab/>b9 00 00 00 00 <text:s text:c="6"/><text:tab/>mov <text:s text:c="3"/>$0x0,%ecx</text:p>
      <text:p text:style-name="P4"><text:s/>8048573:<text:tab/>89 45 e4 <text:s text:c="12"/><text:tab/>mov <text:s text:c="3"/>%eax,-0x1c(%ebp)</text:p>
      <text:p text:style-name="P4"><text:s/>8048576:<text:tab/>89 c8 <text:s text:c="15"/><text:tab/>mov <text:s text:c="3"/>%ecx,%eax</text:p>
      <text:p text:style-name="P4"><text:s/>8048578:<text:tab/>83 c4 28 <text:s text:c="12"/><text:tab/>add <text:s text:c="3"/>$0x28,%esp</text:p>
      <text:p text:style-name="P4"><text:s/>804857b:<text:tab/>5d <text:s text:c="18"/><text:tab/>pop <text:s text:c="3"/>%ebp</text:p>
      <text:p text:style-name="P4"><text:s/>804857c:<text:tab/>01 c8 <text:s text:c="15"/><text:tab/>add <text:s text:c="3"/>%ecx,%eax</text:p>
      <text:p text:style-name="P4"><text:s/>804857e:<text:tab/>01 c8 <text:s text:c="15"/><text:tab/>add <text:s text:c="3"/>%ecx,%eax</text:p>
      <text:p text:style-name="P4"><text:s/>8048580:<text:tab/>c3 <text:s text:c="18"/><text:tab/>ret <text:s text:c="3"/></text:p>
      <text:p text:style-name="P4"><text:s/>8048581:<text:tab/>66 90 <text:s text:c="15"/><text:tab/>xchg <text:s text:c="2"/>%ax,%ax</text:p>
      <text:p text:style-name="P4"><text:s/>8048583:<text:tab/>66 90 <text:s text:c="15"/><text:tab/>xchg <text:s text:c="2"/>%ax,%ax</text:p>
      <text:p text:style-name="P4"><text:s/>8048585:<text:tab/>66 90 <text:s text:c="15"/><text:tab/>xchg <text:s text:c="2"/>%ax,%ax</text:p>
      <text:p text:style-name="P4"><text:s/>8048587:<text:tab/>66 90 <text:s text:c="15"/><text:tab/>xchg <text:s text:c="2"/>%ax,%ax</text:p>
      <text:p text:style-name="P4"><text:s/>8048589:<text:tab/>66 90 <text:s text:c="15"/><text:tab/>xchg <text:s text:c="2"/>%ax,%ax</text:p>
      <text:p text:style-name="P4"><text:s/>804858b:<text:tab/>66 90 <text:s text:c="15"/><text:tab/>xchg <text:s text:c="2"/>%ax,%ax</text:p>
      <text:p text:style-name="P4"><text:s/>804858d:<text:tab/>66 90 <text:s text:c="15"/><text:tab/>xchg <text:s text:c="2"/>%ax,%ax</text:p>
      <text:p text:style-name="P4"><text:s/>804858f:<text:tab/>90 <text:s text:c="18"/><text:tab/>nop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auth-ecx.g:</text:p>
      <text:p text:style-name="P3"/>
      <text:p text:style-name="P4">27 28 8 40c25cd010a:0 0x40C25CD: getc (getc.c:39) (result)</text:p>
      <text:p text:style-name="P4">28 29 8 40c25bf010a:0 0x40C25BC: getc (getc.c:42) (result)</text:p>
      <text:p text:style-name="P4"/>
      <text:p text:style-name="P4">29 30 8 8048529010a:0 0x8048529: main (in /home/sxl463/working/flowcheck/flowcheck/test/auth/addecx/authecx) (result)</text:p>
      <text:p text:style-name="P4">30 31 8 80485290214:0 0x8048529: main (in /home/sxl463/working/flowcheck/flowcheck/test/auth/addecx/authecx) (unary)</text:p>
      <text:p text:style-name="P4">31 32 8 8048529020b:0 0x8048529: main (in /home/sxl463/working/flowcheck/flowcheck/test/auth/addecx/authecx) (result)</text:p>
      <text:p text:style-name="P4">32 33 8 80485290314:0 0x8048529: main (in /home/sxl463/working/flowcheck/flowcheck/test/auth/addecx/authecx) (unary)</text:p>
      <text:p text:style-name="P4">33 34 8 8048529030b:0 0x8048529: main (in /home/sxl463/working/flowcheck/flowcheck/test/auth/addecx/authecx) (result)</text:p>
      <text:p text:style-name="P4">28 35 8 8048529040a:0 0x8048529: main (in /home/sxl463/working/flowcheck/flowcheck/test/auth/addecx/authecx) (result)</text:p>
      <text:p text:style-name="P4">35 36 8 80485290502:0 0x8048529: main (in /home/sxl463/working/flowcheck/flowcheck/test/auth/addecx/authecx) (binary arg 2)</text:p>
      <text:p text:style-name="P4">34 38 8 80485290602:0 0x8048529: main (in /home/sxl463/working/flowcheck/flowcheck/test/auth/addecx/authecx) (binary arg 2)</text:p>
      <text:p text:style-name="P4">38 39 8 8048529060b:0 0x8048529: main (in /home/sxl463/working/flowcheck/flowcheck/test/auth/addecx/authecx) (result)</text:p>
      <text:p text:style-name="P4">39 40 8 804852b0314:0 0x804852B: main (in /home/sxl463/working/flowcheck/flowcheck/test/auth/addecx/authecx) (unary)</text:p>
      <text:p text:style-name="P4">40 41 8 804852b030b:0 0x804852B: main (in /home/sxl463/working/flowcheck/flowcheck/test/auth/addecx/authecx) (result)</text:p>
      <text:p text:style-name="P4">41 42 8 804852e020b:0 0x804852E: main (in /home/sxl463/working/flowcheck/flowcheck/test/auth/addecx/authecx) (result)</text:p>
      <text:p text:style-name="P4">42 43 8 804852e0314:0 0x804852E: main (in /home/sxl463/working/flowcheck/flowcheck/test/auth/addecx/authecx) (unary)</text:p>
      <text:p text:style-name="P4">43 44 32 804852e030b:0 0x804852E: main (in /home/sxl463/working/flowcheck/flowcheck/test/auth/addecx/authecx) (result)</text:p>
      <text:p text:style-name="P4"/>
      <text:p text:style-name="P4">44 45 32 80484c3010a:8048535 0x80484C3: auth (in /home/sxl463/working/flowcheck/flowcheck/test/auth/addecx/authecx) (result)</text:p>
      <text:p text:style-name="P4">44 46 8 80484c4020b:8048535 0x80484C4: auth (in /home/sxl463/working/flowcheck/flowcheck/test/auth/addecx/authecx) (result)</text:p>
      <text:p text:style-name="P4">46 47 8 80484c40314:8048535 0x80484C4: auth (in /home/sxl463/working/flowcheck/flowcheck/test/auth/addecx/authecx) (unary)</text:p>
      <text:p text:style-name="P4">47 48 8 80484c4030b:8048535 0x80484C4: auth (in /home/sxl463/working/flowcheck/flowcheck/test/auth/addecx/authecx) (result)</text:p>
      <text:p text:style-name="P4">48 49 8 80484c4040a:8048535 0x80484C4: auth (in /home/sxl463/working/flowcheck/flowcheck/test/auth/addecx/authecx) (result)</text:p>
      <text:p text:style-name="P4">45 50 32 80484c40502:8048535 0x80484C4: auth (in /home/sxl463/working/flowcheck/flowcheck/test/auth/addecx/authecx) (binary arg 2)</text:p>
      <text:p text:style-name="P4">50 51 24 80484c4050b:8048535 0x80484C4: auth (in /home/sxl463/working/flowcheck/flowcheck/test/auth/addecx/authecx) (result)</text:p>
      <text:p text:style-name="P4">51 52 24 80484c40601:8048535 0x80484C4: auth (in /home/sxl463/working/flowcheck/flowcheck/test/auth/addecx/authecx) (binary arg 1)</text:p>
      <text:p text:style-name="P4">49 52 8 80484c40602:8048535 0x80484C4: auth (in /home/sxl463/working/flowcheck/flowcheck/test/auth/addecx/authecx) (binary arg 2)</text:p>
      <text:p text:style-name="P4">52 53 32 80484c4060b:8048535 0x80484C4: auth (in <text:soft-page-break/>/home/sxl463/working/flowcheck/flowcheck/test/auth/addecx/authecx) (result)</text:p>
      <text:p text:style-name="P4">53 54 32 80484c70214:8048535 0x80484C7: auth (in /home/sxl463/working/flowcheck/flowcheck/test/auth/addecx/authecx) (unary)</text:p>
      <text:p text:style-name="P4">54 55 8 80484c7020b:8048535 0x80484C7: auth (in /home/sxl463/working/flowcheck/flowcheck/test/auth/addecx/authecx) (result)</text:p>
      <text:p text:style-name="P4">55 56 8 80484c7030a:8048535 0x80484C7: auth (in /home/sxl463/working/flowcheck/flowcheck/test/auth/addecx/authecx) (result)</text:p>
      <text:p text:style-name="P4">56 57 8 80484ca020b:8048535 0x80484CA: auth (in /home/sxl463/working/flowcheck/flowcheck/test/auth/addecx/authecx) (result)</text:p>
      <text:p text:style-name="P4">57 58 8 80484ca0314:8048535 0x80484CA: auth (in /home/sxl463/working/flowcheck/flowcheck/test/auth/addecx/authecx) (unary)</text:p>
      <text:p text:style-name="P4">58 59 32 80484ca030b:8048535 0x80484CA: auth (in /home/sxl463/working/flowcheck/flowcheck/test/auth/addecx/authecx) (result)</text:p>
      <text:p text:style-name="P4">59 60 32 80484ca040a:8048535 0x80484CA: auth (in /home/sxl463/working/flowcheck/flowcheck/test/auth/addecx/authecx) (result)</text:p>
      <text:p text:style-name="P4">60 61 32 80484d10101:8048535 0x80484CA: auth (in /home/sxl463/working/flowcheck/flowcheck/test/auth/addecx/authecx) (binary arg 1)</text:p>
      <text:p text:style-name="P4">61 62 1 80484d1010b:8048535 0x80484CA: auth (in /home/sxl463/working/flowcheck/flowcheck/test/auth/addecx/authecx) (result)</text:p>
      <text:p text:style-name="P4">62 63 1 80484d10214:8048535 0x80484CA: auth (in /home/sxl463/working/flowcheck/flowcheck/test/auth/addecx/authecx) (unary)</text:p>
      <text:p text:style-name="P4">63 64 1 80484d1020b:8048535 0x80484CA: auth (in /home/sxl463/working/flowcheck/flowcheck/test/auth/addecx/authecx) (result)</text:p>
      <text:p text:style-name="P4">64 65 1 80484d1030a:8048535 0x80484CA: auth (in /home/sxl463/working/flowcheck/flowcheck/test/auth/addecx/authecx) (result)</text:p>
      <text:p text:style-name="P4">65 66 1 80484d10414:8048535 0x80484CA: auth (in /home/sxl463/working/flowcheck/flowcheck/test/auth/addecx/authecx) (unary)</text:p>
      <text:p text:style-name="P4">66 67 1 80484d1040b:8048535 0x80484CA: auth (in /home/sxl463/working/flowcheck/flowcheck/test/auth/addecx/authecx) (result)</text:p>
      <text:p text:style-name="P4">67 68 1 80484d1050a:8048535 0x80484CA: auth (in /home/sxl463/working/flowcheck/flowcheck/test/auth/addecx/authecx) (result)</text:p>
      <text:p text:style-name="P4">68 69 1 80484d10614:8048535 0x80484CA: auth (in /home/sxl463/working/flowcheck/flowcheck/test/auth/addecx/authecx) (unary)</text:p>
      <text:p text:style-name="P4">69 70 1 80484d1060b:8048535 0x80484CA: auth (in /home/sxl463/working/flowcheck/flowcheck/test/auth/addecx/authecx) (result)</text:p>
      <text:p text:style-name="P4">70 71 1 80484d1070a:8048535 0x80484CA: auth (in /home/sxl463/working/flowcheck/flowcheck/test/auth/addecx/authecx) (result)</text:p>
      <text:p text:style-name="P4">71 72 1 80484d10814:8048535 0x80484CA: auth (in /home/sxl463/working/flowcheck/flowcheck/test/auth/addecx/authecx) (unary)</text:p>
      <text:p text:style-name="P4">72 73 1 80484d1080b:8048535 0x80484CA: auth (in /home/sxl463/working/flowcheck/flowcheck/test/auth/addecx/authecx) (result)</text:p>
      <text:p text:style-name="P4">73 74 1 80484d1090a:8048535 0x80484CA: auth (in /home/sxl463/working/flowcheck/flowcheck/test/auth/addecx/authecx) (result)</text:p>
      <text:p text:style-name="P4">53 75 32 80484d10a02:8048535 0x80484CA: auth (in /home/sxl463/working/flowcheck/flowcheck/test/auth/addecx/authecx) (binary arg 2)</text:p>
      <text:p text:style-name="P4">75 76 24 80484d10a0b:8048535 0x80484CA: auth (in /home/sxl463/working/flowcheck/flowcheck/test/auth/addecx/authecx) (result)</text:p>
      <text:p text:style-name="P4">76 77 24 80484d10b01:8048535 0x80484CA: auth (in /home/sxl463/working/flowcheck/flowcheck/test/auth/addecx/authecx) (binary arg 1)</text:p>
      <text:p text:style-name="P4">74 77 1 80484d10b02:8048535 0x80484CA: auth (in /home/sxl463/working/flowcheck/flowcheck/test/auth/addecx/authecx) (binary arg 2)</text:p>
      <text:p text:style-name="P4">77 78 25 80484d10b0b:8048535 0x80484CA: auth (in /home/sxl463/working/flowcheck/flowcheck/test/auth/addecx/authecx) (result)</text:p>
      <text:p text:style-name="P4"><text:soft-page-break/>78 79 25 80484d40114:8048535 0x80484DC: auth (in /home/sxl463/working/flowcheck/flowcheck/test/auth/addecx/authecx) (unary)</text:p>
      <text:p text:style-name="P4">79 80 1 80484d4010b:8048535 0x80484DC: auth (in /home/sxl463/working/flowcheck/flowcheck/test/auth/addecx/authecx) (result)</text:p>
      <text:p text:style-name="P4">80 81 1 80484d4020a:8048535 0x80484DC: auth (in /home/sxl463/working/flowcheck/flowcheck/test/auth/addecx/authecx) (result)</text:p>
      <text:p text:style-name="P4">81 82 1 80484d40301:8048535 0x80484DC: auth (in /home/sxl463/working/flowcheck/flowcheck/test/auth/addecx/authecx) (binary arg 1)</text:p>
      <text:p text:style-name="P4">82 83 1 80484d4030b:8048535 0x80484DC: auth (in /home/sxl463/working/flowcheck/flowcheck/test/auth/addecx/authecx) (result)</text:p>
      <text:p text:style-name="P4">83 84 1 80484d40514:8048535 0x80484DC: auth (in /home/sxl463/working/flowcheck/flowcheck/test/auth/addecx/authecx) (unary)</text:p>
      <text:p text:style-name="P4">84 85 1 80484d4050b:8048535 0x80484DC: auth (in /home/sxl463/working/flowcheck/flowcheck/test/auth/addecx/authecx) (result)</text:p>
      <text:p text:style-name="P4">85 86 1 80484d4060a:8048535 0x80484DC: auth (in /home/sxl463/working/flowcheck/flowcheck/test/auth/addecx/authecx) (result)</text:p>
      <text:p text:style-name="P4">78 87 25 80484d40702:8048535 0x80484DC: auth (in /home/sxl463/working/flowcheck/flowcheck/test/auth/addecx/authecx) (binary arg 2)</text:p>
      <text:p text:style-name="P4">87 88 24 80484d4070b:8048535 0x80484DC: auth (in /home/sxl463/working/flowcheck/flowcheck/test/auth/addecx/authecx) (result)</text:p>
      <text:p text:style-name="P4">88 89 24 80484d40801:8048535 0x80484DC: auth (in /home/sxl463/working/flowcheck/flowcheck/test/auth/addecx/authecx) (binary arg 1)</text:p>
      <text:p text:style-name="P4">86 89 1 80484d40802:8048535 0x80484DC: auth (in /home/sxl463/working/flowcheck/flowcheck/test/auth/addecx/authecx) (binary arg 2)</text:p>
      <text:p text:style-name="P4">89 90 25 80484d4080b:8048535 0x80484DC: auth (in /home/sxl463/working/flowcheck/flowcheck/test/auth/addecx/authecx) (result)</text:p>
      <text:p text:style-name="P4">90 91 25 80484d60114:8048535 0x80484DC: auth (in /home/sxl463/working/flowcheck/flowcheck/test/auth/addecx/authecx) (unary)</text:p>
      <text:p text:style-name="P4">91 92 1 80484d6010b:8048535 0x80484DC: auth (in /home/sxl463/working/flowcheck/flowcheck/test/auth/addecx/authecx) (result)</text:p>
      <text:p text:style-name="P4">92 93 1 80484d6020a:8048535 0x80484DC: auth (in /home/sxl463/working/flowcheck/flowcheck/test/auth/addecx/authecx) (result)</text:p>
      <text:p text:style-name="P4">93 94 1 80484d60314:8048535 0x80484DC: auth (in /home/sxl463/working/flowcheck/flowcheck/test/auth/addecx/authecx) (unary)</text:p>
      <text:p text:style-name="P4">94 95 1 80484d6030b:8048535 0x80484DC: auth (in /home/sxl463/working/flowcheck/flowcheck/test/auth/addecx/authecx) (result)</text:p>
      <text:p text:style-name="P4">95 96 1 80484d6040a:8048535 0x80484DC: auth (in /home/sxl463/working/flowcheck/flowcheck/test/auth/addecx/authecx) (result)</text:p>
      <text:p text:style-name="P4">96 97 1 <text:span text:style-name="T1">80484dd</text:span>0101:8048535 0x80484DC: auth (in /home/sxl463/working/flowcheck/flowcheck/test/auth/addecx/authecx) (binary arg 1)</text:p>
      <text:p text:style-name="P4">60 97 32 <text:span text:style-name="T1">80484dd</text:span>0102:8048535 0x80484DC: auth (in /home/sxl463/working/flowcheck/flowcheck/test/auth/addecx/authecx) (binary arg 2)</text:p>
      <text:p text:style-name="P4">97 98 32 <text:span text:style-name="T1">80484dd</text:span>010b:8048535 0x80484DC: auth (in /home/sxl463/working/flowcheck/flowcheck/test/auth/addecx/authecx) (result)</text:p>
      <text:p text:style-name="P4">98 99 32 <text:span text:style-name="T1">80484df</text:span>0101:8048535 0x80484DC: auth (in /home/sxl463/working/flowcheck/flowcheck/test/auth/addecx/authecx) (binary arg 1)</text:p>
      <text:p text:style-name="P4">60 99 32 <text:span text:style-name="T1">80484df</text:span>0102:8048535 0x80484DC: auth (in /home/sxl463/working/flowcheck/flowcheck/test/auth/addecx/authecx) (binary arg 2)</text:p>
      <text:p text:style-name="P4">99 100 32 <text:span text:style-name="T1">80484df</text:span>010b:8048535 0x80484DC: auth (in /home/sxl463/working/flowcheck/flowcheck/test/auth/addecx/authecx) (result)</text:p>
      <text:p text:style-name="P4"/>
      <text:p text:style-name="P4">100 101 32 804853a010a:0 0x804853A: main (in /home/sxl463/working/flowcheck/flowcheck/test/auth/addecx/authecx) (result)</text:p>
      <text:p text:style-name="P4"><text:soft-page-break/>101 102 32 804853d0101:0 0x804853D: main (in /home/sxl463/working/flowcheck/flowcheck/test/auth/addecx/authecx) (binary arg 1)</text:p>
      <text:p text:style-name="P4">102 103 1 804853d010b:0 0x804853D: main (in /home/sxl463/working/flowcheck/flowcheck/test/auth/addecx/authecx) (result)</text:p>
      <text:p text:style-name="P4">103 104 1 804853d0214:0 0x804853D: main (in /home/sxl463/working/flowcheck/flowcheck/test/auth/addecx/authecx) (unary)</text:p>
      <text:p text:style-name="P4">104 105 1 804853d020b:0 0x804853D: main (in /home/sxl463/working/flowcheck/flowcheck/test/auth/addecx/authecx) (result)</text:p>
      <text:p text:style-name="P4">105 106 1 804853d030a:0 0x804853D: main (in /home/sxl463/working/flowcheck/flowcheck/test/auth/addecx/authecx) (result)</text:p>
      <text:p text:style-name="P4">106 107 1 804853d0414:0 0x804853D: main (in /home/sxl463/working/flowcheck/flowcheck/test/auth/addecx/authecx) (unary)</text:p>
      <text:p text:style-name="P4">107 108 1 804853d040b:0 0x804853D: main (in /home/sxl463/working/flowcheck/flowcheck/test/auth/addecx/authecx) (result)</text:p>
      <text:p text:style-name="P4">108 109 1 804853d050a:0 0x804853D: main (in /home/sxl463/working/flowcheck/flowcheck/test/auth/addecx/authecx) (result)</text:p>
      <text:p text:style-name="P4">109 24 1 804853d0600:0 0x804853D: main (in /home/sxl463/working/flowcheck/flowcheck/test/auth/addecx/authecx) (global lea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5:32:47.755184426</meta:creation-date>
    <dc:date>2017-12-11T16:27:41.462894059</dc:date>
    <meta:editing-duration>PT53M4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8" meta:paragraph-count="258" meta:word-count="1490" meta:character-count="16113" meta:non-whitespace-character-count="13174"/>
  </office:meta>
</office:document-meta>
</file>